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64d6" officeooo:paragraph-rsid="000c64d6"/>
    </style:style>
    <style:style style:name="P2" style:family="paragraph" style:parent-style-name="Text_20_body">
      <style:text-properties officeooo:rsid="000c6cb4" officeooo:paragraph-rsid="000c6cb4"/>
    </style:style>
    <style:style style:name="P3" style:family="paragraph" style:parent-style-name="Text_20_body">
      <style:text-properties officeooo:rsid="000dc146" officeooo:paragraph-rsid="000dc146"/>
    </style:style>
    <style:style style:name="P4" style:family="paragraph" style:parent-style-name="Text_20_body">
      <style:text-properties officeooo:rsid="000dc146" officeooo:paragraph-rsid="000e8e86"/>
    </style:style>
    <style:style style:name="P5" style:family="paragraph" style:parent-style-name="Text_20_body">
      <style:text-properties officeooo:rsid="000e706c" officeooo:paragraph-rsid="000e706c"/>
    </style:style>
    <style:style style:name="P6" style:family="paragraph" style:parent-style-name="Text_20_body">
      <style:text-properties officeooo:rsid="000e8e86" officeooo:paragraph-rsid="000e8e86"/>
    </style:style>
    <style:style style:name="P7" style:family="paragraph" style:parent-style-name="Text_20_body">
      <style:text-properties fo:font-weight="bold" officeooo:rsid="00115b1a" officeooo:paragraph-rsid="00115b1a" style:font-weight-asian="bold" style:font-weight-complex="bold"/>
    </style:style>
    <style:style style:name="P8" style:family="paragraph" style:parent-style-name="Title">
      <style:text-properties officeooo:rsid="000c6cb4" officeooo:paragraph-rsid="000c6cb4"/>
    </style:style>
    <style:style style:name="P9" style:family="paragraph" style:parent-style-name="Heading_20_1">
      <style:text-properties officeooo:rsid="000c6cb4" officeooo:paragraph-rsid="000c6cb4"/>
    </style:style>
    <style:style style:name="P10" style:family="paragraph" style:parent-style-name="Heading_20_1">
      <style:text-properties officeooo:rsid="000ff712" officeooo:paragraph-rsid="000ff712"/>
    </style:style>
    <style:style style:name="P11" style:family="paragraph" style:parent-style-name="Text_20_body" style:list-style-name="L1">
      <style:text-properties officeooo:rsid="000c6cb4" officeooo:paragraph-rsid="000c6cb4"/>
    </style:style>
    <style:style style:name="P12" style:family="paragraph" style:parent-style-name="Text_20_body" style:list-style-name="L3">
      <style:text-properties officeooo:rsid="000c6cb4" officeooo:paragraph-rsid="000c6cb4"/>
    </style:style>
    <style:style style:name="P13" style:family="paragraph" style:parent-style-name="Text_20_body" style:list-style-name="L2">
      <style:text-properties officeooo:rsid="000c64d6" officeooo:paragraph-rsid="000c64d6"/>
    </style:style>
    <style:style style:name="P14" style:family="paragraph" style:parent-style-name="Text_20_body" style:list-style-name="L3">
      <style:text-properties officeooo:rsid="000c8d71" officeooo:paragraph-rsid="000c8d71"/>
    </style:style>
    <style:style style:name="P15" style:family="paragraph" style:parent-style-name="Text_20_body" style:list-style-name="L4">
      <style:text-properties officeooo:rsid="000dc146" officeooo:paragraph-rsid="000dc146"/>
    </style:style>
    <style:style style:name="P16" style:family="paragraph" style:parent-style-name="Text_20_body" style:list-style-name="L4">
      <style:text-properties officeooo:rsid="000e706c" officeooo:paragraph-rsid="000e706c"/>
    </style:style>
    <style:style style:name="P17" style:family="paragraph" style:parent-style-name="Text_20_body" style:list-style-name="L5">
      <style:text-properties officeooo:rsid="000e8e86" officeooo:paragraph-rsid="000e8e86"/>
    </style:style>
    <style:style style:name="P18" style:family="paragraph" style:parent-style-name="Text_20_body" style:list-style-name="L5">
      <style:text-properties officeooo:rsid="000ff712" officeooo:paragraph-rsid="000ff712"/>
    </style:style>
    <style:style style:name="P19" style:family="paragraph" style:parent-style-name="Text_20_body" style:list-style-name="L6">
      <style:text-properties officeooo:rsid="000ff712" officeooo:paragraph-rsid="000ff712"/>
    </style:style>
    <style:style style:name="P20" style:family="paragraph" style:parent-style-name="Text_20_body">
      <style:text-properties officeooo:rsid="000ff712" officeooo:paragraph-rsid="000ff712"/>
    </style:style>
    <style:style style:name="P21" style:family="paragraph" style:parent-style-name="Text_20_body">
      <style:text-properties officeooo:rsid="00126250" officeooo:paragraph-rsid="00126250"/>
    </style:style>
    <style:style style:name="P22" style:family="paragraph" style:parent-style-name="Text_20_body" style:list-style-name="L7">
      <style:text-properties officeooo:rsid="00126250" officeooo:paragraph-rsid="00126250"/>
    </style:style>
    <style:style style:name="P23" style:family="paragraph" style:parent-style-name="Text_20_body" style:list-style-name="L8">
      <style:text-properties officeooo:rsid="00126250" officeooo:paragraph-rsid="00126250"/>
    </style:style>
    <style:style style:name="P24" style:family="paragraph" style:parent-style-name="Text_20_body" style:list-style-name="L9">
      <style:text-properties officeooo:rsid="00126250" officeooo:paragraph-rsid="00126250"/>
    </style:style>
    <style:style style:name="T1" style:family="text">
      <style:text-properties officeooo:rsid="000c6cb4"/>
    </style:style>
    <style:style style:name="T2" style:family="text">
      <style:text-properties style:text-position="super 58%"/>
    </style:style>
    <style:style style:name="T3" style:family="text">
      <style:text-properties officeooo:rsid="000dc146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G File</text:p>
      <text:p text:style-name="Text_20_body">31<text:span text:style-name="T2">st </text:span>December 2022</text:p>
      <text:h text:style-name="P9" text:outline-level="1">Install Ubuntu</text:h>
      <text:list xml:id="list1285935226" text:style-name="L1">
        <text:list-item>
          <text:p text:style-name="P11">Parition the C drive in Windows System. </text:p>
          <text:list>
            <text:list-item>
              <text:p text:style-name="P11">Issue: Since windows C drive has data at the last part of the drive section, disk management tool wasn’t able to make the continuous segment from the end which had sufficient space.</text:p>
            </text:list-item>
            <text:list-item>
              <text:p text:style-name="P11">Use third party software to do the partition</text:p>
            </text:list-item>
          </text:list>
        </text:list-item>
        <text:list-item>
          <text:p text:style-name="P11">Install Ubuntu Jammy (22.04.01)</text:p>
        </text:list-item>
      </text:list>
      <text:p text:style-name="P2"/>
      <text:p text:style-name="P2">2<text:span text:style-name="T2">nd</text:span> January 2023</text:p>
      <text:h text:style-name="P9" text:outline-level="1">Install ROS</text:h>
      <text:list xml:id="list728936401" text:style-name="L2">
        <text:list-item>
          <text:p text:style-name="P13">ROS Neotic is not intented to work on Ubuntu Jammy. <text:span text:style-name="T1">Only ROS 2 can be used on Jammy. But e-puck2 requires ROS Neotic as the documentation is tailored for ROS 1.</text:span></text:p>
        </text:list-item>
      </text:list>
      <text:p text:style-name="P1"/>
      <text:p text:style-name="P2">3<text:span text:style-name="T2">rd</text:span> January 2023</text:p>
      <text:list xml:id="list512791093" text:style-name="L3">
        <text:list-item>
          <text:p text:style-name="P12">Install Ubuntu Focal (20.04.05)</text:p>
          <text:list>
            <text:list-item>
              <text:p text:style-name="P14">Wrong Action: Deleted ubuntu by deleting the volume in disk management tool. The Ubuntu entry in Boot record persisted &amp; caused issue while reinstalling</text:p>
            </text:list-item>
            <text:list-item>
              <text:p text:style-name="P14">Error: OS signature present – while booting from live USB<text:line-break/>Fix: Turn off secure boot</text:p>
            </text:list-item>
          </text:list>
        </text:list-item>
        <text:list-item>
          <text:p text:style-name="P14">Run Eclipse</text:p>
          <text:list>
            <text:list-item>
              <text:p text:style-name="P14">Issue: The new volume was mounted as read only. </text:p>
              <text:list>
                <text:list-item>
                  <text:p text:style-name="P14">Fix: Re mounted as read write.</text:p>
                </text:list-item>
              </text:list>
            </text:list-item>
            <text:list-item>
              <text:p text:style-name="P14">Issue: File system doesn’t exist. </text:p>
              <text:list>
                <text:list-item>
                  <text:p text:style-name="P14">Solution: Search dropped halfway as alternate option was available</text:p>
                </text:list-item>
                <text:list-item>
                  <text:p text:style-name="P14">Alternate option: Clone the repo into the ‘Documents’ folder which is in root partition</text:p>
                </text:list-item>
              </text:list>
            </text:list-item>
          </text:list>
        </text:list-item>
        <text:list-item>
          <text:p text:style-name="P14">Install ROS <text:span text:style-name="T3">(noetic)</text:span></text:p>
        </text:list-item>
      </text:list>
      <text:p text:style-name="P3"/>
      <text:p text:style-name="P3"/>
      <text:p text:style-name="P4"><text:soft-page-break/>4<text:span text:style-name="T2">th</text:span> January 2023</text:p>
      <text:h text:style-name="Heading_20_1" text:outline-level="1">Setup ROS Node for SLAM</text:h>
      <text:list xml:id="list1937053831" text:style-name="L4">
        <text:list-item>
          <text:p text:style-name="P15">Setup the ROS Node for SLAM</text:p>
          <text:list>
            <text:list-item>
              <text:p text:style-name="P15">The documentation is for ROS kinetic. Change the package names also to account for noetic (ROS version).</text:p>
            </text:list-item>
            <text:list-item>
              <text:p text:style-name="P16">Use CPP packages with Bluetooth communication.</text:p>
            </text:list-item>
          </text:list>
        </text:list-item>
      </text:list>
      <text:p text:style-name="P5"/>
      <text:p text:style-name="P6">5<text:span text:style-name="T2">th</text:span> January 2023</text:p>
      <text:h text:style-name="P10" text:outline-level="1">Practical</text:h>
      <text:list xml:id="list1843215002" text:style-name="L5">
        <text:list-item>
          <text:p text:style-name="P17">Run and Test SLAM </text:p>
          <text:list>
            <text:list-item>
              <text:p text:style-name="P17">Setup Bluetooth communication in the e-puck2</text:p>
            </text:list-item>
            <text:list-item>
              <text:p text:style-name="P18">View the MAP and control the e-puck2 using rviz</text:p>
            </text:list-item>
          </text:list>
        </text:list-item>
      </text:list>
      <text:p text:style-name="P20"/>
      <text:p text:style-name="P21">6<text:span text:style-name="T2">th</text:span> January 2023</text:p>
      <text:list xml:id="list156692784" text:style-name="L7">
        <text:list-item>
          <text:p text:style-name="P22">Learn ROS – Documenation from wiki.ros.org</text:p>
          <text:list>
            <text:list-item>
              <text:p text:style-name="P22">Follow the tuturial</text:p>
            </text:list-item>
          </text:list>
        </text:list-item>
      </text:list>
      <text:p text:style-name="P21"/>
      <text:p text:style-name="P21">9<text:span text:style-name="T2">th</text:span> January 2023</text:p>
      <text:list xml:id="list2725576258" text:style-name="L8">
        <text:list-item>
          <text:p text:style-name="P23">Learn ROS – Documentation from wiki.ros.org</text:p>
          <text:list>
            <text:list-item>
              <text:p text:style-name="P23">Follow the tuturial</text:p>
            </text:list-item>
          </text:list>
        </text:list-item>
        <text:list-item>
          <text:p text:style-name="P23">Create a ROS node to control the e-puck2 </text:p>
          <text:list>
            <text:list-item>
              <text:p text:style-name="P23">Move the robot in circles</text:p>
            </text:list-item>
          </text:list>
        </text:list-item>
      </text:list>
      <text:p text:style-name="P21"/>
      <text:p text:style-name="P21">10<text:span text:style-name="T2">th</text:span> January 2023</text:p>
      <text:list xml:id="list3410251253" text:style-name="L9">
        <text:list-item>
          <text:p text:style-name="P24">Autonomous navigation</text:p>
          <text:list>
            <text:list-item>
              <text:p text:style-name="P24">Navigate the robot by using the sensor data</text:p>
            </text:list-item>
          </text:list>
        </text:list-item>
      </text:list>
      <text:p text:style-name="P6"/>
      <text:p text:style-name="P7">NEXT:</text:p>
      <text:list xml:id="list105306818612376" text:continue-list="list1843215002" text:style-name="L5">
        <text:list-item>
          <text:p text:style-name="P17">Understand the operation</text:p>
        </text:list-item>
        <text:list-item>
          <text:p text:style-name="P17">Learn ROS</text:p>
        </text:list-item>
        <text:list-item>
          <text:p text:style-name="P17">Learn SLAM</text:p>
        </text:list-item>
        <text:list-item>
          <text:p text:style-name="P17"><text:soft-page-break/>Document the process</text:p>
        </text:list-item>
      </text:list>
      <text:p text:style-name="P6"/>
      <text:list xml:id="list105307862233478" text:continue-numbering="true" text:style-name="L5">
        <text:list-item>
          <text:p text:style-name="P17">IMU Controlled movement</text:p>
        </text:list-item>
      </text:list>
      <text:p text:style-name="P6"/>
      <text:list xml:id="list105306923071756" text:continue-numbering="true" text:style-name="L5">
        <text:list-item>
          <text:p text:style-name="P17">PID</text:p>
        </text:list-item>
      </text:list>
      <text:p text:style-name="P6"/>
      <text:p text:style-name="P6"/>
      <text:p text:style-name="P6"/>
      <text:p text:style-name="P6"/>
      <text:h text:style-name="P10" text:outline-level="1">Further Explore</text:h>
      <text:list xml:id="list3138528836" text:style-name="L6">
        <text:list-item>
          <text:p text:style-name="P19">ROS on Docker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01:28:49.414044136</meta:creation-date>
    <dc:date>2023-01-10T10:53:05.700356585</dc:date>
    <meta:editing-duration>PT2H18M1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52" meta:word-count="352" meta:character-count="1912" meta:non-whitespace-character-count="1640"/>
  </office:meta>
</office:document-meta>
</file>